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5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010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um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avg</text:p>
          </table:table-cell>
          <table:covered-table-cell table:style-name="ce8"/>
          <table:table-cell/>
          <table:table-cell office:value-type="string" calcext:value-type="string">
            <text:p>All P2Rank features + 1 custom feature</text:p>
          </table:table-cell>
          <table:table-cell table:number-columns-repeated="3"/>
          <table:table-cell office:value-type="string" calcext:value-type="string">
            <text:p>1 custom featur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BS only</text:p>
          </table:table-cell>
          <table:table-cell office:value-type="float" office:value="88.3" calcext:value-type="float">
            <text:p>88.3</text:p>
          </table:table-cell>
          <table:table-cell office:value-type="float" office:value="90.1" calcext:value-type="float">
            <text:p>90.1</text:p>
          </table:table-cell>
          <table:table-cell office:value-type="float" office:value="83.9" calcext:value-type="float">
            <text:p>83.9</text:p>
          </table:table-cell>
          <table:table-cell office:value-type="float" office:value="85.9" calcext:value-type="float">
            <text:p>85.9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P2Rank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3.7" calcext:value-type="float">
            <text:p>73.7</text:p>
          </table:table-cell>
          <table:table-cell table:style-name="ce11" office:value-type="float" office:value="79.1" calcext:value-type="float">
            <text:p>79.1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74.7" calcext:value-type="float">
            <text:p>74.7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</text:p>
          </table:table-cell>
          <table:table-cell office:value-type="float" office:value="70.7" calcext:value-type="float">
            <text:p>70.7</text:p>
          </table:table-cell>
          <table:table-cell office:value-type="float" office:value="73.9" calcext:value-type="float">
            <text:p>73.9</text:p>
          </table:table-cell>
          <table:table-cell office:value-type="float" office:value="68.8" calcext:value-type="float">
            <text:p>68.8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factor+exposure_CN</text:p>
          </table:table-cell>
          <table:table-cell table:number-columns-repeated="5"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factor+hydropathy</text:p>
          </table:table-cell>
          <table:table-cell table:number-columns-repeated="5"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ynamine depth 1</text:p>
          </table:table-cell>
          <table:table-cell table:number-columns-repeated="5"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ydropathy depth 1</text:p>
          </table:table-cell>
          <table:table-cell table:number-columns-repeated="5"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/>
          <table:table-cell table:style-name="ce14" office:value-type="string" calcext:value-type="string">
            <text:p>dynamine</text:p>
          </table:table-cell>
          <table:table-cell table:style-name="ce14" office:value-type="float" office:value="10.6" calcext:value-type="float">
            <text:p>10.6</text:p>
          </table:table-cell>
          <table:table-cell table:style-name="ce14" office:value-type="float" office:value="17.7" calcext:value-type="float">
            <text:p>1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osen features mix</text:p>
          </table:table-cell>
          <table:table-cell table:number-columns-repeated="5"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andom_cont</text:p>
          </table:table-cell>
          <table:table-cell office:value-type="float" office:value="8.2" calcext:value-type="float">
            <text:p>8.2</text:p>
          </table:table-cell>
          <table:table-cell office:value-type="float" office:value="14.1" calcext:value-type="float">
            <text:p>14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random_binary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/>
          <table:table-cell table:style-name="ce14" office:value-type="string" calcext:value-type="string">
            <text:p>bfactor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random_binary</text:p>
          </table:table-cell>
          <table:table-cell table:number-columns-repeated="3"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random_cont</text:p>
          </table:table-cell>
          <table:table-cell table:number-columns-repeated="3"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4:Sheet1.N46" table:contains-header="fals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08:53:30.548849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0-12-15T10:12:35.301812905</dc:date>
    <meta:editing-duration>P1DT5H50M8S</meta:editing-duration>
    <meta:editing-cycles>10</meta:editing-cycles>
    <meta:generator>LibreOffice/7.0.2.2$Linux_X86_64 LibreOffice_project/3a01483fc371ab18cfca4bab0d636937da5eaf70</meta:generator>
    <meta:document-statistic meta:table-count="1" meta:cell-count="295" meta:object-count="0"/>
  </office:meta>
</office:document-meta>
</file>